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5552" calcext:value-type="float">
            <text:p>64.9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0688" calcext:value-type="float">
            <text:p>64.9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2088" calcext:value-type="float">
            <text:p>64.7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8936" calcext:value-type="float">
            <text:p>64.6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1984" calcext:value-type="float">
            <text:p>64.6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2864" calcext:value-type="float">
            <text:p>64.0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2344" calcext:value-type="float">
            <text:p>63.7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9944" calcext:value-type="float">
            <text:p>63.5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8608" calcext:value-type="float">
            <text:p>63.5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0424" calcext:value-type="float">
            <text:p>63.5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0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6752" calcext:value-type="float">
            <text:p>63.1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200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9616" calcext:value-type="float">
            <text:p>62.4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072" calcext:value-type="float">
            <text:p>62.2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6968" calcext:value-type="float">
            <text:p>61.8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904</text:p>
          </table:table-cell>
          <table:table-cell office:value-type="string" calcext:value-type="string">
            <text:p>TWDB:1144904</text:p>
          </table:table-cell>
          <table:table-cell office:value-type="string" calcext:value-type="string">
            <text:p>199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